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48.11pt"/>
    </style:style>
    <style:style style:name="co3" style:family="table-column">
      <style:table-column-properties fo:break-before="auto" style:column-width="112.0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map style:condition="cell-content()&gt;1" style:apply-style-name="ConditionalStyle_5f_1" style:base-cell-address="Sheet1.B2"/>
      <style:map style:condition="cell-content()&lt;-1" style:apply-style-name="ConditionalStyle_5f_2" style:base-cell-address="Sheet1.B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column table:style-name="co3" table:default-cell-style-name="Default"/>
        <table:table-column table:style-name="co1" table:number-columns-repeated="997" table:default-cell-style-name="Default"/>
        <table:table-row table:style-name="ro1">
          <table:table-cell/>
          <table:table-cell table:style-name="ce1" office:value-type="string" calcext:value-type="string">
            <text:p>period WC-1n +</text:p>
          </table:table-cell>
          <table:table-cell table:style-name="ce1" office:value-type="string" calcext:value-type="string">
            <text:p>amplitude wc-1 mRNA +</text:p>
          </table:table-cell>
          <table:table-cell table:style-name="ce1" office:value-type="string" calcext:value-type="string">
            <text:p>amplitude WC-1c +</text:p>
          </table:table-cell>
          <table:table-cell table:style-name="ce1" office:value-type="string" calcext:value-type="string">
            <text:p>phase FRQn +</text:p>
          </table:table-cell>
          <table:table-cell table:style-name="ce1" office:value-type="string" calcext:value-type="string">
            <text:p>amplitude FRQn +</text:p>
          </table:table-cell>
          <table:table-cell table:style-name="ce1" office:value-type="string" calcext:value-type="string">
            <text:p>phase wc-1 mRNA +</text:p>
          </table:table-cell>
          <table:table-cell table:style-name="ce1" office:value-type="string" calcext:value-type="string">
            <text:p>phase FRQc +</text:p>
          </table:table-cell>
          <table:table-cell table:style-name="ce1" office:value-type="string" calcext:value-type="string">
            <text:p>amplitude frq mRNA +</text:p>
          </table:table-cell>
          <table:table-cell table:style-name="ce1" office:value-type="string" calcext:value-type="string">
            <text:p>period WC-1c +</text:p>
          </table:table-cell>
          <table:table-cell table:style-name="ce1" office:value-type="string" calcext:value-type="string">
            <text:p>period wc-1 mRNA +</text:p>
          </table:table-cell>
          <table:table-cell table:style-name="ce1" office:value-type="string" calcext:value-type="string">
            <text:p>phase WC-1c +</text:p>
          </table:table-cell>
          <table:table-cell table:style-name="ce1" office:value-type="string" calcext:value-type="string">
            <text:p>phase WC-1n +</text:p>
          </table:table-cell>
          <table:table-cell table:style-name="ce1" office:value-type="string" calcext:value-type="string">
            <text:p>phase frq mRNA +</text:p>
          </table:table-cell>
          <table:table-cell table:style-name="ce1" office:value-type="string" calcext:value-type="string">
            <text:p>amplitude WC-1n +</text:p>
          </table:table-cell>
          <table:table-cell table:style-name="ce1" office:value-type="string" calcext:value-type="string">
            <text:p>period FRQn +</text:p>
          </table:table-cell>
          <table:table-cell table:style-name="ce1" office:value-type="string" calcext:value-type="string">
            <text:p>amplitude FRQn:WC-1n +</text:p>
          </table:table-cell>
          <table:table-cell table:style-name="ce1" office:value-type="string" calcext:value-type="string">
            <text:p>period FRQn:WC-1n +</text:p>
          </table:table-cell>
          <table:table-cell table:style-name="ce1" office:value-type="string" calcext:value-type="string">
            <text:p>period FRQc +</text:p>
          </table:table-cell>
          <table:table-cell table:style-name="ce1" office:value-type="string" calcext:value-type="string">
            <text:p>amplitude FRQc +</text:p>
          </table:table-cell>
          <table:table-cell table:style-name="ce1" office:value-type="string" calcext:value-type="string">
            <text:p>period frq mRNA +</text:p>
          </table:table-cell>
          <table:table-cell table:style-name="ce1" office:value-type="string" calcext:value-type="string">
            <text:p>phase FRQn:WC-1n +</text:p>
          </table:table-cell>
          <table:table-cell table:style-name="ce1" office:value-type="string" calcext:value-type="string">
            <text:p>period WC-1n -</text:p>
          </table:table-cell>
          <table:table-cell table:style-name="ce1" office:value-type="string" calcext:value-type="string">
            <text:p>amplitude wc-1 mRNA -</text:p>
          </table:table-cell>
          <table:table-cell table:style-name="ce1" office:value-type="string" calcext:value-type="string">
            <text:p>amplitude WC-1c -</text:p>
          </table:table-cell>
          <table:table-cell table:style-name="ce1" office:value-type="string" calcext:value-type="string">
            <text:p>phase FRQn -</text:p>
          </table:table-cell>
          <table:table-cell table:style-name="ce1" office:value-type="string" calcext:value-type="string">
            <text:p>amplitude FRQn -</text:p>
          </table:table-cell>
          <table:table-cell table:style-name="ce1" office:value-type="string" calcext:value-type="string">
            <text:p>phase wc-1 mRNA -</text:p>
          </table:table-cell>
          <table:table-cell table:style-name="ce1" office:value-type="string" calcext:value-type="string">
            <text:p>phase FRQc -</text:p>
          </table:table-cell>
          <table:table-cell table:style-name="ce1" office:value-type="string" calcext:value-type="string">
            <text:p>amplitude frq mRNA -</text:p>
          </table:table-cell>
          <table:table-cell table:style-name="ce1" office:value-type="string" calcext:value-type="string">
            <text:p>period WC-1c -</text:p>
          </table:table-cell>
          <table:table-cell table:style-name="ce1" office:value-type="string" calcext:value-type="string">
            <text:p>period wc-1 mRNA -</text:p>
          </table:table-cell>
          <table:table-cell table:style-name="ce1" office:value-type="string" calcext:value-type="string">
            <text:p>phase WC-1c -</text:p>
          </table:table-cell>
          <table:table-cell table:style-name="ce1" office:value-type="string" calcext:value-type="string">
            <text:p>phase WC-1n -</text:p>
          </table:table-cell>
          <table:table-cell table:style-name="ce1" office:value-type="string" calcext:value-type="string">
            <text:p>phase frq mRNA -</text:p>
          </table:table-cell>
          <table:table-cell table:style-name="ce1" office:value-type="string" calcext:value-type="string">
            <text:p>amplitude WC-1n -</text:p>
          </table:table-cell>
          <table:table-cell table:style-name="ce1" office:value-type="string" calcext:value-type="string">
            <text:p>period FRQn -</text:p>
          </table:table-cell>
          <table:table-cell table:style-name="ce1" office:value-type="string" calcext:value-type="string">
            <text:p>amplitude FRQn:WC-1n -</text:p>
          </table:table-cell>
          <table:table-cell table:style-name="ce1" office:value-type="string" calcext:value-type="string">
            <text:p>period FRQn:WC-1n -</text:p>
          </table:table-cell>
          <table:table-cell table:style-name="ce1" office:value-type="string" calcext:value-type="string">
            <text:p>period FRQc -</text:p>
          </table:table-cell>
          <table:table-cell table:style-name="ce1" office:value-type="string" calcext:value-type="string">
            <text:p>amplitude FRQc -</text:p>
          </table:table-cell>
          <table:table-cell table:style-name="ce1" office:value-type="string" calcext:value-type="string">
            <text:p>period frq mRNA -</text:p>
          </table:table-cell>
          <table:table-cell table:style-name="ce1" office:value-type="string" calcext:value-type="string">
            <text:p>phase FRQn:WC-1n -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2" office:value-type="float" office:value="-0.0972762645914272" calcext:value-type="float">
            <text:p>-0.0972762645914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8.97310832034593" calcext:value-type="float">
            <text:p>-8.97310832034593</text:p>
          </table:table-cell>
          <table:table-cell table:style-name="ce2" office:value-type="float" office:value="-0.217239008543634" calcext:value-type="float">
            <text:p>-0.217239008543634</text:p>
          </table:table-cell>
          <table:table-cell table:style-name="ce2" office:value-type="float" office:value="-29.2485824538361" calcext:value-type="float">
            <text:p>-29.24858245383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336882606854733" calcext:value-type="float">
            <text:p>-0.336882606854733</text:p>
          </table:table-cell>
          <table:table-cell table:style-name="ce2" office:value-type="float" office:value="-6.76207064297115" calcext:value-type="float">
            <text:p>-6.76207064297115</text:p>
          </table:table-cell>
          <table:table-cell table:style-name="ce2" office:value-type="float" office:value="-0.0698567935731747" calcext:value-type="float">
            <text:p>-0.069856793573175</text:p>
          </table:table-cell>
          <table:table-cell table:style-name="ce2"/>
          <table:table-cell table:style-name="ce2" office:value-type="float" office:value="0.876920995365938" calcext:value-type="float">
            <text:p>0.876920995365938</text:p>
          </table:table-cell>
          <table:table-cell table:style-name="ce2" office:value-type="float" office:value="-2.42224247380232" calcext:value-type="float">
            <text:p>-2.422242473802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.68397444452445" calcext:value-type="float">
            <text:p>-5.68397444452445</text:p>
          </table:table-cell>
          <table:table-cell table:style-name="ce2" office:value-type="float" office:value="-0.0698567935731747" calcext:value-type="float">
            <text:p>-0.069856793573175</text:p>
          </table:table-cell>
          <table:table-cell table:style-name="ce2" office:value-type="float" office:value="-6.74518397763077" calcext:value-type="float">
            <text:p>-6.74518397763077</text:p>
          </table:table-cell>
          <table:table-cell table:style-name="ce2" office:value-type="float" office:value="-0.104748603351963" calcext:value-type="float">
            <text:p>-0.104748603351963</text:p>
          </table:table-cell>
          <table:table-cell table:style-name="ce2" office:value-type="float" office:value="-0.0698567935731747" calcext:value-type="float">
            <text:p>-0.069856793573175</text:p>
          </table:table-cell>
          <table:table-cell table:style-name="ce2" office:value-type="float" office:value="-6.82300629952427" calcext:value-type="float">
            <text:p>-6.82300629952427</text:p>
          </table:table-cell>
          <table:table-cell table:style-name="ce2" office:value-type="float" office:value="-0.0972762645914272" calcext:value-type="float">
            <text:p>-0.097276264591427</text:p>
          </table:table-cell>
          <table:table-cell table:style-name="ce2" office:value-type="float" office:value="0.928766741031296" calcext:value-type="float">
            <text:p>0.92876674103129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.71536929393602" calcext:value-type="float">
            <text:p>7.71536929393602</text:p>
          </table:table-cell>
          <table:table-cell table:style-name="ce2" office:value-type="float" office:value="-1.00430416068867" calcext:value-type="float">
            <text:p>-1.00430416068867</text:p>
          </table:table-cell>
          <table:table-cell table:style-name="ce2" office:value-type="float" office:value="41.4200806788297" calcext:value-type="float">
            <text:p>41.42008067882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03252032520325" calcext:value-type="float">
            <text:p>-2.03252032520325</text:p>
          </table:table-cell>
          <table:table-cell table:style-name="ce2" office:value-type="float" office:value="5.55355603972661" calcext:value-type="float">
            <text:p>5.5535560397266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2.01612903225806" calcext:value-type="float">
            <text:p>-2.01612903225806</text:p>
          </table:table-cell>
          <table:table-cell table:style-name="ce2" office:value-type="float" office:value="2.51716247139587" calcext:value-type="float">
            <text:p>2.517162471395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83525575975488" calcext:value-type="float">
            <text:p>3.835255759754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54103578995751" calcext:value-type="float">
            <text:p>5.541035789957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.65862986440122" calcext:value-type="float">
            <text:p>5.65862986440122</text:p>
          </table:table-cell>
          <table:table-cell table:style-name="ce2" office:value-type="float" office:value="-0.0324254215304757" calcext:value-type="float">
            <text:p>-0.032425421530476</text:p>
          </table:table-cell>
          <table:table-cell table:style-name="ce2" office:value-type="float" office:value="-3.29218106995886" calcext:value-type="float">
            <text:p>-3.29218106995886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2</text:p>
          </table:table-cell>
          <table:table-cell table:style-name="ce2" office:value-type="float" office:value="-0.0648508430609676" calcext:value-type="float">
            <text:p>-0.0648508430609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2404580339118" calcext:value-type="float">
            <text:p>10.2404580339118</text:p>
          </table:table-cell>
          <table:table-cell table:style-name="ce2" office:value-type="float" office:value="-0.395625857849401" calcext:value-type="float">
            <text:p>-0.395625857849401</text:p>
          </table:table-cell>
          <table:table-cell table:style-name="ce2" office:value-type="float" office:value="1.33645353077336" calcext:value-type="float">
            <text:p>1.336453530773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.1849976990336" calcext:value-type="float">
            <text:p>-1.1849976990336</text:p>
          </table:table-cell>
          <table:table-cell table:style-name="ce2" office:value-type="float" office:value="0.15447461617053" calcext:value-type="float">
            <text:p>0.15447461617053</text:p>
          </table:table-cell>
          <table:table-cell table:style-name="ce2" office:value-type="float" office:value="-0.0349283967865793" calcext:value-type="float">
            <text:p>-0.034928396786579</text:p>
          </table:table-cell>
          <table:table-cell table:style-name="ce2"/>
          <table:table-cell table:style-name="ce2" office:value-type="float" office:value="-0.77179279096503" calcext:value-type="float">
            <text:p>-0.77179279096503</text:p>
          </table:table-cell>
          <table:table-cell table:style-name="ce2" office:value-type="float" office:value="0.293874375015767" calcext:value-type="float">
            <text:p>0.2938743750157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408607724236304" calcext:value-type="float">
            <text:p>-0.408607724236304</text:p>
          </table:table-cell>
          <table:table-cell table:style-name="ce2" office:value-type="float" office:value="-0.0349283967865793" calcext:value-type="float">
            <text:p>-0.034928396786579</text:p>
          </table:table-cell>
          <table:table-cell table:style-name="ce2" office:value-type="float" office:value="0.174463524401883" calcext:value-type="float">
            <text:p>0.174463524401883</text:p>
          </table:table-cell>
          <table:table-cell table:style-name="ce2" office:value-type="float" office:value="-0.0698324022346366" calcext:value-type="float">
            <text:p>-0.069832402234637</text:p>
          </table:table-cell>
          <table:table-cell table:style-name="ce2" office:value-type="float" office:value="-0.0349283967865793" calcext:value-type="float">
            <text:p>-0.034928396786579</text:p>
          </table:table-cell>
          <table:table-cell table:style-name="ce2" office:value-type="float" office:value="0.180825420554332" calcext:value-type="float">
            <text:p>0.180825420554332</text:p>
          </table:table-cell>
          <table:table-cell table:style-name="ce2" office:value-type="float" office:value="-0.0648508430609676" calcext:value-type="float">
            <text:p>-0.064850843060968</text:p>
          </table:table-cell>
          <table:table-cell table:style-name="ce2" office:value-type="float" office:value="-0.753739219458607" calcext:value-type="float">
            <text:p>-0.753739219458607</text:p>
          </table:table-cell>
          <table:table-cell table:style-name="ce2" office:value-type="float" office:value="0.0324254215304757" calcext:value-type="float">
            <text:p>0.0324254215304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0.2168702096977" calcext:value-type="float">
            <text:p>-10.2168702096977</text:p>
          </table:table-cell>
          <table:table-cell table:style-name="ce2" office:value-type="float" office:value="-0.213179895888904" calcext:value-type="float">
            <text:p>-0.213179895888904</text:p>
          </table:table-cell>
          <table:table-cell table:style-name="ce2" office:value-type="float" office:value="-1.3710441298443" calcext:value-type="float">
            <text:p>-1.37104412984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882248613062058" calcext:value-type="float">
            <text:p>-0.882248613062058</text:p>
          </table:table-cell>
          <table:table-cell table:style-name="ce2" office:value-type="float" office:value="-0.171260447882621" calcext:value-type="float">
            <text:p>-0.171260447882621</text:p>
          </table:table-cell>
          <table:table-cell table:style-name="ce2" office:value-type="float" office:value="0.0698567935731909" calcext:value-type="float">
            <text:p>0.069856793573191</text:p>
          </table:table-cell>
          <table:table-cell table:style-name="ce2"/>
          <table:table-cell table:style-name="ce2" office:value-type="float" office:value="-0.472752350391261" calcext:value-type="float">
            <text:p>-0.472752350391261</text:p>
          </table:table-cell>
          <table:table-cell table:style-name="ce2" office:value-type="float" office:value="0.425102641036372" calcext:value-type="float">
            <text:p>0.4251026410363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91335568038115" calcext:value-type="float">
            <text:p>0.391335568038115</text:p>
          </table:table-cell>
          <table:table-cell table:style-name="ce2" office:value-type="float" office:value="0.0698567935731909" calcext:value-type="float">
            <text:p>0.069856793573191</text:p>
          </table:table-cell>
          <table:table-cell table:style-name="ce2" office:value-type="float" office:value="-0.191640438113159" calcext:value-type="float">
            <text:p>-0.191640438113159</text:p>
          </table:table-cell>
          <table:table-cell table:style-name="ce2" office:value-type="float" office:value="0.0349162011173264" calcext:value-type="float">
            <text:p>0.034916201117326</text:p>
          </table:table-cell>
          <table:table-cell table:style-name="ce2" office:value-type="float" office:value="0.0698567935731909" calcext:value-type="float">
            <text:p>0.069856793573191</text:p>
          </table:table-cell>
          <table:table-cell table:style-name="ce2" office:value-type="float" office:value="-0.197596033978589" calcext:value-type="float">
            <text:p>-0.197596033978589</text:p>
          </table:table-cell>
          <table:table-cell table:style-name="ce2" office:value-type="float" office:value="0.0324254215304757" calcext:value-type="float">
            <text:p>0.032425421530476</text:p>
          </table:table-cell>
          <table:table-cell table:style-name="ce2" office:value-type="float" office:value="-0.44628300978893" calcext:value-type="float">
            <text:p>-0.44628300978893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1</text:p>
          </table:table-cell>
          <table:table-cell table:style-name="ce2" office:value-type="float" office:value="-1.45914396887159" calcext:value-type="float">
            <text:p>-1.459143968871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.0572242984505" calcext:value-type="float">
            <text:p>39.0572242984505</text:p>
          </table:table-cell>
          <table:table-cell table:style-name="ce2" office:value-type="float" office:value="-3.05692698375485" calcext:value-type="float">
            <text:p>-3.05692698375485</text:p>
          </table:table-cell>
          <table:table-cell table:style-name="ce2" office:value-type="float" office:value="271.380944790122" calcext:value-type="float">
            <text:p>271.380944790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.20539182003561" calcext:value-type="float">
            <text:p>-7.20539182003561</text:p>
          </table:table-cell>
          <table:table-cell table:style-name="ce2" office:value-type="float" office:value="27.026948412587" calcext:value-type="float">
            <text:p>27.026948412587</text:p>
          </table:table-cell>
          <table:table-cell table:style-name="ce2" office:value-type="float" office:value="-1.43455915373483" calcext:value-type="float">
            <text:p>-1.43455915373483</text:p>
          </table:table-cell>
          <table:table-cell table:style-name="ce2"/>
          <table:table-cell table:style-name="ce2" office:value-type="float" office:value="-6.3173573976682" calcext:value-type="float">
            <text:p>-6.3173573976682</text:p>
          </table:table-cell>
          <table:table-cell table:style-name="ce2" office:value-type="float" office:value="1.0163074539002" calcext:value-type="float">
            <text:p>1.01630745390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6298574597219" calcext:value-type="float">
            <text:p>14.6298574597219</text:p>
          </table:table-cell>
          <table:table-cell table:style-name="ce2" office:value-type="float" office:value="-1.43455915373483" calcext:value-type="float">
            <text:p>-1.43455915373483</text:p>
          </table:table-cell>
          <table:table-cell table:style-name="ce2" office:value-type="float" office:value="27.8040947457535" calcext:value-type="float">
            <text:p>27.8040947457535</text:p>
          </table:table-cell>
          <table:table-cell table:style-name="ce2" office:value-type="float" office:value="-1.5013966480447" calcext:value-type="float">
            <text:p>-1.5013966480447</text:p>
          </table:table-cell>
          <table:table-cell table:style-name="ce2" office:value-type="float" office:value="-1.43455915373483" calcext:value-type="float">
            <text:p>-1.43455915373483</text:p>
          </table:table-cell>
          <table:table-cell table:style-name="ce2" office:value-type="float" office:value="28.314368804686" calcext:value-type="float">
            <text:p>28.314368804686</text:p>
          </table:table-cell>
          <table:table-cell table:style-name="ce2" office:value-type="float" office:value="-1.45914396887159" calcext:value-type="float">
            <text:p>-1.45914396887159</text:p>
          </table:table-cell>
          <table:table-cell table:style-name="ce2" office:value-type="float" office:value="-10.1739890270356" calcext:value-type="float">
            <text:p>-10.1739890270356</text:p>
          </table:table-cell>
          <table:table-cell table:style-name="ce2" office:value-type="float" office:value="1.0924872792577" calcext:value-type="float">
            <text:p>1.09248727925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84.1498448208551" calcext:value-type="float">
            <text:p>-84.1498448208551</text:p>
          </table:table-cell>
          <table:table-cell table:style-name="ce2" office:value-type="float" office:value="117.343209448102" calcext:value-type="float">
            <text:p>117.343209448102</text:p>
          </table:table-cell>
          <table:table-cell table:style-name="ce2" office:value-type="float" office:value="-92.8323690875706" calcext:value-type="float">
            <text:p>-92.83236908757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63122266077432" calcext:value-type="float">
            <text:p>4.63122266077432</text:p>
          </table:table-cell>
          <table:table-cell table:style-name="ce2" office:value-type="float" office:value="-81.6087371938264" calcext:value-type="float">
            <text:p>-81.6087371938264</text:p>
          </table:table-cell>
          <table:table-cell table:style-name="ce2" office:value-type="float" office:value="1.01292350681104" calcext:value-type="float">
            <text:p>1.01292350681104</text:p>
          </table:table-cell>
          <table:table-cell table:style-name="ce2"/>
          <table:table-cell table:style-name="ce2" office:value-type="float" office:value="4.98496966046492" calcext:value-type="float">
            <text:p>4.98496966046492</text:p>
          </table:table-cell>
          <table:table-cell table:style-name="ce2" office:value-type="float" office:value="-21.9058007713584" calcext:value-type="float">
            <text:p>-21.90580077135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9.9563742473193" calcext:value-type="float">
            <text:p>-79.9563742473193</text:p>
          </table:table-cell>
          <table:table-cell table:style-name="ce2" office:value-type="float" office:value="0.997954193902496" calcext:value-type="float">
            <text:p>0.997954193902496</text:p>
          </table:table-cell>
          <table:table-cell table:style-name="ce2" office:value-type="float" office:value="-81.1200441262273" calcext:value-type="float">
            <text:p>-81.1200441262273</text:p>
          </table:table-cell>
          <table:table-cell table:style-name="ce2" office:value-type="float" office:value="0.977653631284913" calcext:value-type="float">
            <text:p>0.977653631284913</text:p>
          </table:table-cell>
          <table:table-cell table:style-name="ce2" office:value-type="float" office:value="1.01292350681104" calcext:value-type="float">
            <text:p>1.01292350681104</text:p>
          </table:table-cell>
          <table:table-cell table:style-name="ce2" office:value-type="float" office:value="-81.1322919600612" calcext:value-type="float">
            <text:p>-81.1322919600612</text:p>
          </table:table-cell>
          <table:table-cell table:style-name="ce2" office:value-type="float" office:value="0.987728225082307" calcext:value-type="float">
            <text:p>0.987728225082307</text:p>
          </table:table-cell>
          <table:table-cell table:style-name="ce2" office:value-type="float" office:value="10.8504231909795" calcext:value-type="float">
            <text:p>10.8504231909795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10</text:p>
          </table:table-cell>
          <table:table-cell table:style-name="ce2" office:value-type="float" office:value="-1.1348897535668" calcext:value-type="float">
            <text:p>-1.13488975356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.0051318063942" calcext:value-type="float">
            <text:p>30.0051318063942</text:p>
          </table:table-cell>
          <table:table-cell table:style-name="ce2" office:value-type="float" office:value="-0.75587609409454" calcext:value-type="float">
            <text:p>-0.75587609409454</text:p>
          </table:table-cell>
          <table:table-cell table:style-name="ce2" office:value-type="float" office:value="132.25723471032" calcext:value-type="float">
            <text:p>132.257234710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.81012567095169" calcext:value-type="float">
            <text:p>-3.81012567095169</text:p>
          </table:table-cell>
          <table:table-cell table:style-name="ce2" office:value-type="float" office:value="10.0070592404861" calcext:value-type="float">
            <text:p>10.0070592404861</text:p>
          </table:table-cell>
          <table:table-cell table:style-name="ce2" office:value-type="float" office:value="-1.11022404071652" calcext:value-type="float">
            <text:p>-1.11022404071652</text:p>
          </table:table-cell>
          <table:table-cell table:style-name="ce2"/>
          <table:table-cell table:style-name="ce2" office:value-type="float" office:value="-3.77034491233751" calcext:value-type="float">
            <text:p>-3.77034491233751</text:p>
          </table:table-cell>
          <table:table-cell table:style-name="ce2" office:value-type="float" office:value="-1.86105959638642" calcext:value-type="float">
            <text:p>-1.861059596386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19839733737323" calcext:value-type="float">
            <text:p>3.19839733737323</text:p>
          </table:table-cell>
          <table:table-cell table:style-name="ce2" office:value-type="float" office:value="-1.1177086971708" calcext:value-type="float">
            <text:p>-1.1177086971708</text:p>
          </table:table-cell>
          <table:table-cell table:style-name="ce2" office:value-type="float" office:value="10.6772099330587" calcext:value-type="float">
            <text:p>10.6772099330587</text:p>
          </table:table-cell>
          <table:table-cell table:style-name="ce2" office:value-type="float" office:value="-1.14475259377494" calcext:value-type="float">
            <text:p>-1.14475259377494</text:p>
          </table:table-cell>
          <table:table-cell table:style-name="ce2" office:value-type="float" office:value="-1.11022404071652" calcext:value-type="float">
            <text:p>-1.11022404071652</text:p>
          </table:table-cell>
          <table:table-cell table:style-name="ce2" office:value-type="float" office:value="10.9592822460917" calcext:value-type="float">
            <text:p>10.9592822460917</text:p>
          </table:table-cell>
          <table:table-cell table:style-name="ce2" office:value-type="float" office:value="-1.1348897535668" calcext:value-type="float">
            <text:p>-1.1348897535668</text:p>
          </table:table-cell>
          <table:table-cell table:style-name="ce2" office:value-type="float" office:value="-5.91888881309819" calcext:value-type="float">
            <text:p>-5.91888881309819</text:p>
          </table:table-cell>
          <table:table-cell table:style-name="ce2" office:value-type="float" office:value="-0.291828793774314" calcext:value-type="float">
            <text:p>-0.2918287937743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0.0129632579513" calcext:value-type="float">
            <text:p>-60.0129632579513</text:p>
          </table:table-cell>
          <table:table-cell table:style-name="ce2" office:value-type="float" office:value="0.638458045370956" calcext:value-type="float">
            <text:p>0.638458045370956</text:p>
          </table:table-cell>
          <table:table-cell table:style-name="ce2" office:value-type="float" office:value="-77.773709200956" calcext:value-type="float">
            <text:p>-77.7737092009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80099247383502" calcext:value-type="float">
            <text:p>4.80099247383502</text:p>
          </table:table-cell>
          <table:table-cell table:style-name="ce2" office:value-type="float" office:value="-48.5377820581663" calcext:value-type="float">
            <text:p>-48.5377820581663</text:p>
          </table:table-cell>
          <table:table-cell table:style-name="ce2" office:value-type="float" office:value="-0.279427174292699" calcext:value-type="float">
            <text:p>-0.279427174292699</text:p>
          </table:table-cell>
          <table:table-cell table:style-name="ce2"/>
          <table:table-cell table:style-name="ce2" office:value-type="float" office:value="4.3237670188125" calcext:value-type="float">
            <text:p>4.3237670188125</text:p>
          </table:table-cell>
          <table:table-cell table:style-name="ce2" office:value-type="float" office:value="-11.4119551264163" calcext:value-type="float">
            <text:p>-11.41195512641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6.5482056426272" calcext:value-type="float">
            <text:p>-46.5482056426272</text:p>
          </table:table-cell>
          <table:table-cell table:style-name="ce2" office:value-type="float" office:value="-0.349283967865874" calcext:value-type="float">
            <text:p>-0.349283967865874</text:p>
          </table:table-cell>
          <table:table-cell table:style-name="ce2" office:value-type="float" office:value="-48.6173599147074" calcext:value-type="float">
            <text:p>-48.6173599147074</text:p>
          </table:table-cell>
          <table:table-cell table:style-name="ce2" office:value-type="float" office:value="-0.349162011173183" calcext:value-type="float">
            <text:p>-0.349162011173183</text:p>
          </table:table-cell>
          <table:table-cell table:style-name="ce2" office:value-type="float" office:value="-0.314355571079278" calcext:value-type="float">
            <text:p>-0.314355571079278</text:p>
          </table:table-cell>
          <table:table-cell table:style-name="ce2" office:value-type="float" office:value="-48.6312342430035" calcext:value-type="float">
            <text:p>-48.6312342430035</text:p>
          </table:table-cell>
          <table:table-cell table:style-name="ce2" office:value-type="float" office:value="-0.339219794472712" calcext:value-type="float">
            <text:p>-0.339219794472712</text:p>
          </table:table-cell>
          <table:table-cell table:style-name="ce2" office:value-type="float" office:value="9.02264095443258" calcext:value-type="float">
            <text:p>9.02264095443258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502872800354939" calcext:value-type="float">
            <text:p>0.0502872800354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38753377200796" calcext:value-type="float">
            <text:p>0.13875337720079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245900982091665" calcext:value-type="float">
            <text:p>0.0245900982091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80768325965887" calcext:value-type="float">
            <text:p>0.0180768325965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6079706921617" calcext:value-type="float">
            <text:p>0.02560797069216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257831889405698" calcext:value-type="float">
            <text:p>0.0257831889405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0.0502840318924276" calcext:value-type="float">
            <text:p>-0.050284031892428</text:p>
          </table:table-cell>
          <table:table-cell table:style-name="ce2" office:value-type="float" office:value="-0.14347202295553" calcext:value-type="float">
            <text:p>-0.14347202295553</text:p>
          </table:table-cell>
          <table:table-cell table:style-name="ce2" office:value-type="float" office:value="-0.139356009411816" calcext:value-type="float">
            <text:p>-0.1393560094118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406504065040655" calcext:value-type="float">
            <text:p>-0.406504065040655</text:p>
          </table:table-cell>
          <table:table-cell table:style-name="ce2" office:value-type="float" office:value="-0.0246388774006101" calcext:value-type="float">
            <text:p>-0.0246388774006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0.403225806451617" calcext:value-type="float">
            <text:p>-0.403225806451617</text:p>
          </table:table-cell>
          <table:table-cell table:style-name="ce2" office:value-type="float" office:value="0.228832951945065" calcext:value-type="float">
            <text:p>0.2288329519450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181579516807667" calcext:value-type="float">
            <text:p>-0.0181579516807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256593614011109" calcext:value-type="float">
            <text:p>-0.0256593614011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0258483821554289" calcext:value-type="float">
            <text:p>-0.0258483821554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41152263374487" calcext:value-type="float">
            <text:p>-0.41152263374487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12</text:p>
          </table:table-cell>
          <table:table-cell table:style-name="ce2" office:value-type="float" office:value="-0.680933852140088" calcext:value-type="float">
            <text:p>-0.6809338521400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40179200350138" calcext:value-type="float">
            <text:p>-2.40179200350138</text:p>
          </table:table-cell>
          <table:table-cell table:style-name="ce2" office:value-type="float" office:value="-0.342940510566697" calcext:value-type="float">
            <text:p>-0.342940510566697</text:p>
          </table:table-cell>
          <table:table-cell table:style-name="ce2" office:value-type="float" office:value="-6.60905177399098" calcext:value-type="float">
            <text:p>-6.609051773990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157889245584238" calcext:value-type="float">
            <text:p>-0.157889245584238</text:p>
          </table:table-cell>
          <table:table-cell table:style-name="ce2" office:value-type="float" office:value="-1.80606049138028" calcext:value-type="float">
            <text:p>-1.80606049138028</text:p>
          </table:table-cell>
          <table:table-cell table:style-name="ce2" office:value-type="float" office:value="-0.656154882490895" calcext:value-type="float">
            <text:p>-0.656154882490895</text:p>
          </table:table-cell>
          <table:table-cell table:style-name="ce2"/>
          <table:table-cell table:style-name="ce2" office:value-type="float" office:value="0.254599644034419" calcext:value-type="float">
            <text:p>0.254599644034419</text:p>
          </table:table-cell>
          <table:table-cell table:style-name="ce2" office:value-type="float" office:value="-0.236004993533966" calcext:value-type="float">
            <text:p>-0.2360049935339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58244048185965" calcext:value-type="float">
            <text:p>-2.58244048185965</text:p>
          </table:table-cell>
          <table:table-cell table:style-name="ce2" office:value-type="float" office:value="-0.663639538945152" calcext:value-type="float">
            <text:p>-0.663639538945152</text:p>
          </table:table-cell>
          <table:table-cell table:style-name="ce2" office:value-type="float" office:value="-2.11538008690732" calcext:value-type="float">
            <text:p>-2.11538008690732</text:p>
          </table:table-cell>
          <table:table-cell table:style-name="ce2" office:value-type="float" office:value="-0.69084197924981" calcext:value-type="float">
            <text:p>-0.69084197924981</text:p>
          </table:table-cell>
          <table:table-cell table:style-name="ce2" office:value-type="float" office:value="-0.656154882490895" calcext:value-type="float">
            <text:p>-0.656154882490895</text:p>
          </table:table-cell>
          <table:table-cell table:style-name="ce2" office:value-type="float" office:value="-2.09350777310117" calcext:value-type="float">
            <text:p>-2.09350777310117</text:p>
          </table:table-cell>
          <table:table-cell table:style-name="ce2" office:value-type="float" office:value="-0.680933852140088" calcext:value-type="float">
            <text:p>-0.680933852140088</text:p>
          </table:table-cell>
          <table:table-cell table:style-name="ce2" office:value-type="float" office:value="0.281262424404588" calcext:value-type="float">
            <text:p>0.281262424404588</text:p>
          </table:table-cell>
          <table:table-cell table:style-name="ce2" office:value-type="float" office:value="0.680933852140071" calcext:value-type="float">
            <text:p>0.6809338521400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34022666249691" calcext:value-type="float">
            <text:p>2.34022666249691</text:p>
          </table:table-cell>
          <table:table-cell table:style-name="ce2" office:value-type="float" office:value="-0.300873368528087" calcext:value-type="float">
            <text:p>-0.300873368528087</text:p>
          </table:table-cell>
          <table:table-cell table:style-name="ce2" office:value-type="float" office:value="7.01438847290622" calcext:value-type="float">
            <text:p>7.014388472906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.0974058752034" calcext:value-type="float">
            <text:p>-1.0974058752034</text:p>
          </table:table-cell>
          <table:table-cell table:style-name="ce2" office:value-type="float" office:value="1.73454095803073" calcext:value-type="float">
            <text:p>1.73454095803073</text:p>
          </table:table-cell>
          <table:table-cell table:style-name="ce2" office:value-type="float" office:value="0.698567935731764" calcext:value-type="float">
            <text:p>0.698567935731764</text:p>
          </table:table-cell>
          <table:table-cell table:style-name="ce2"/>
          <table:table-cell table:style-name="ce2" office:value-type="float" office:value="-0.693721817551159" calcext:value-type="float">
            <text:p>-0.693721817551159</text:p>
          </table:table-cell>
          <table:table-cell table:style-name="ce2" office:value-type="float" office:value="0.460097944925334" calcext:value-type="float">
            <text:p>0.4600979449253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423866156281" calcext:value-type="float">
            <text:p>2.5423866156281</text:p>
          </table:table-cell>
          <table:table-cell table:style-name="ce2" office:value-type="float" office:value="0.733496332518343" calcext:value-type="float">
            <text:p>0.733496332518343</text:p>
          </table:table-cell>
          <table:table-cell table:style-name="ce2" office:value-type="float" office:value="2.05853439555748" calcext:value-type="float">
            <text:p>2.05853439555748</text:p>
          </table:table-cell>
          <table:table-cell table:style-name="ce2" office:value-type="float" office:value="0.663407821229056" calcext:value-type="float">
            <text:p>0.663407821229056</text:p>
          </table:table-cell>
          <table:table-cell table:style-name="ce2" office:value-type="float" office:value="0.698567935731764" calcext:value-type="float">
            <text:p>0.698567935731764</text:p>
          </table:table-cell>
          <table:table-cell table:style-name="ce2" office:value-type="float" office:value="2.03560176335476" calcext:value-type="float">
            <text:p>2.03560176335476</text:p>
          </table:table-cell>
          <table:table-cell table:style-name="ce2" office:value-type="float" office:value="0.673451062556127" calcext:value-type="float">
            <text:p>0.673451062556127</text:p>
          </table:table-cell>
          <table:table-cell table:style-name="ce2" office:value-type="float" office:value="-0.659035726673598" calcext:value-type="float">
            <text:p>-0.659035726673598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667841719973461" calcext:value-type="float">
            <text:p>0.667841719973461</text:p>
          </table:table-cell>
          <table:table-cell table:style-name="ce2" office:value-type="float" office:value="-0.14347202295553" calcext:value-type="float">
            <text:p>-0.14347202295553</text:p>
          </table:table-cell>
          <table:table-cell table:style-name="ce2" office:value-type="float" office:value="-5.53957302689721" calcext:value-type="float">
            <text:p>-5.539573026897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406504065040655" calcext:value-type="float">
            <text:p>-0.406504065040655</text:p>
          </table:table-cell>
          <table:table-cell table:style-name="ce2" office:value-type="float" office:value="0.457408600157252" calcext:value-type="float">
            <text:p>0.45740860015725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0.403225806451617" calcext:value-type="float">
            <text:p>-0.403225806451617</text:p>
          </table:table-cell>
          <table:table-cell table:style-name="ce2" office:value-type="float" office:value="0.457665903890158" calcext:value-type="float">
            <text:p>0.4576659038901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673006076358804" calcext:value-type="float">
            <text:p>0.6730060763588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6393425500756" calcext:value-type="float">
            <text:p>0.5639342550075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39458495106238" calcext:value-type="float">
            <text:p>0.4394584951062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11522633744845" calcext:value-type="float">
            <text:p>0.4115226337448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798965099208597" calcext:value-type="float">
            <text:p>-0.7989650992085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40404913858908" calcext:value-type="float">
            <text:p>6.404049138589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550773926488941" calcext:value-type="float">
            <text:p>-0.55077392648894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798812411310528" calcext:value-type="float">
            <text:p>-0.7988124113105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679299702758881" calcext:value-type="float">
            <text:p>-0.6792997027588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529246654433559" calcext:value-type="float">
            <text:p>-0.5292466544335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823045267489714" calcext:value-type="float">
            <text:p>-0.823045267489714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0824093176497684" calcext:value-type="float">
            <text:p>-0.0824093176497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662104719503241" calcext:value-type="float">
            <text:p>0.6621047195032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056633619232799" calcext:value-type="float">
            <text:p>-0.05663361923279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0825145691234449" calcext:value-type="float">
            <text:p>-0.0825145691234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697805731604939" calcext:value-type="float">
            <text:p>-0.06978057316049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05449101776903" calcext:value-type="float">
            <text:p>-0.0544910177690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826695357373509" calcext:value-type="float">
            <text:p>0.082669535737351</text:p>
          </table:table-cell>
          <table:table-cell table:style-name="ce2" office:value-type="float" office:value="-0.14347202295553" calcext:value-type="float">
            <text:p>-0.14347202295553</text:p>
          </table:table-cell>
          <table:table-cell table:style-name="ce2" office:value-type="float" office:value="-0.666302270448064" calcext:value-type="float">
            <text:p>-0.6663022704480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406504065040655" calcext:value-type="float">
            <text:p>-0.406504065040655</text:p>
          </table:table-cell>
          <table:table-cell table:style-name="ce2" office:value-type="float" office:value="0.0567311143529106" calcext:value-type="float">
            <text:p>0.05673111435291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0.403225806451617" calcext:value-type="float">
            <text:p>-0.403225806451617</text:p>
          </table:table-cell>
          <table:table-cell table:style-name="ce2" office:value-type="float" office:value="0.228832951945065" calcext:value-type="float">
            <text:p>0.2288329519450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27834130762764" calcext:value-type="float">
            <text:p>0.0827834130762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698921875742761" calcext:value-type="float">
            <text:p>0.06989218757427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545832169905451" calcext:value-type="float">
            <text:p>0.0545832169905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41152263374487" calcext:value-type="float">
            <text:p>-0.41152263374487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768184580361615" calcext:value-type="float">
            <text:p>0.076818458036162</text:p>
          </table:table-cell>
          <table:table-cell table:style-name="ce2" office:value-type="float" office:value="-0.14347202295553" calcext:value-type="float">
            <text:p>-0.14347202295553</text:p>
          </table:table-cell>
          <table:table-cell table:style-name="ce2" office:value-type="float" office:value="-0.609791997256799" calcext:value-type="float">
            <text:p>-0.6097919972567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406504065040655" calcext:value-type="float">
            <text:p>-0.406504065040655</text:p>
          </table:table-cell>
          <table:table-cell table:style-name="ce2" office:value-type="float" office:value="0.0526685222996608" calcext:value-type="float">
            <text:p>0.05266852229966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0.403225806451617" calcext:value-type="float">
            <text:p>-0.403225806451617</text:p>
          </table:table-cell>
          <table:table-cell table:style-name="ce2" office:value-type="float" office:value="0.228832951945065" calcext:value-type="float">
            <text:p>0.2288329519450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766891776799811" calcext:value-type="float">
            <text:p>0.0766891776799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9.02036491092119" calcext:value-type="float">
            <text:p>-9.0203649109211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507529380909117" calcext:value-type="float">
            <text:p>0.0507529380909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823045267489714" calcext:value-type="float">
            <text:p>-0.8230452674897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0940185586153897" calcext:value-type="float">
            <text:p>-0.094018558615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41493465481681" calcext:value-type="float">
            <text:p>0.7414934654816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0645624317841421" calcext:value-type="float">
            <text:p>-0.06456243178414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0.093828306611426" calcext:value-type="float">
            <text:p>-0.0938283066114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0037372436116" calcext:value-type="float">
            <text:p>11.00373724361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0.0622171621990643" calcext:value-type="float">
            <text:p>-0.0622171621990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11522633744845" calcext:value-type="float">
            <text:p>0.411522633744845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2</text:p>
          </table:table-cell>
          <table:table-cell table:style-name="ce2" office:value-type="float" office:value="-1.45914396887159" calcext:value-type="float">
            <text:p>-1.459143968871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.0574896984625" calcext:value-type="float">
            <text:p>39.0574896984625</text:p>
          </table:table-cell>
          <table:table-cell table:style-name="ce2" office:value-type="float" office:value="-2.91136681406078" calcext:value-type="float">
            <text:p>-2.91136681406078</text:p>
          </table:table-cell>
          <table:table-cell table:style-name="ce2" office:value-type="float" office:value="271.3853152336" calcext:value-type="float">
            <text:p>271.38531523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.20539182003561" calcext:value-type="float">
            <text:p>-7.20539182003561</text:p>
          </table:table-cell>
          <table:table-cell table:style-name="ce2" office:value-type="float" office:value="15.4772557183529" calcext:value-type="float">
            <text:p>15.4772557183529</text:p>
          </table:table-cell>
          <table:table-cell table:style-name="ce2" office:value-type="float" office:value="-1.43455915373483" calcext:value-type="float">
            <text:p>-1.43455915373483</text:p>
          </table:table-cell>
          <table:table-cell table:style-name="ce2"/>
          <table:table-cell table:style-name="ce2" office:value-type="float" office:value="-5.90826288848772" calcext:value-type="float">
            <text:p>-5.90826288848772</text:p>
          </table:table-cell>
          <table:table-cell table:style-name="ce2" office:value-type="float" office:value="1.71297164323744" calcext:value-type="float">
            <text:p>1.712971643237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6292307544141" calcext:value-type="float">
            <text:p>14.6292307544141</text:p>
          </table:table-cell>
          <table:table-cell table:style-name="ce2" office:value-type="float" office:value="-1.43455915373483" calcext:value-type="float">
            <text:p>-1.43455915373483</text:p>
          </table:table-cell>
          <table:table-cell table:style-name="ce2" office:value-type="float" office:value="27.8031878073052" calcext:value-type="float">
            <text:p>27.8031878073052</text:p>
          </table:table-cell>
          <table:table-cell table:style-name="ce2" office:value-type="float" office:value="-1.46897446129289" calcext:value-type="float">
            <text:p>-1.46897446129289</text:p>
          </table:table-cell>
          <table:table-cell table:style-name="ce2" office:value-type="float" office:value="-1.43455915373483" calcext:value-type="float">
            <text:p>-1.43455915373483</text:p>
          </table:table-cell>
          <table:table-cell table:style-name="ce2" office:value-type="float" office:value="28.3127859661586" calcext:value-type="float">
            <text:p>28.3127859661586</text:p>
          </table:table-cell>
          <table:table-cell table:style-name="ce2" office:value-type="float" office:value="-1.45914396887159" calcext:value-type="float">
            <text:p>-1.45914396887159</text:p>
          </table:table-cell>
          <table:table-cell table:style-name="ce2" office:value-type="float" office:value="-11.8741784677217" calcext:value-type="float">
            <text:p>-11.8741784677217</text:p>
          </table:table-cell>
          <table:table-cell table:style-name="ce2" office:value-type="float" office:value="1.0924872792577" calcext:value-type="float">
            <text:p>1.09248727925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84.1264864607048" calcext:value-type="float">
            <text:p>-84.1264864607048</text:p>
          </table:table-cell>
          <table:table-cell table:style-name="ce2" office:value-type="float" office:value="117.485263833362" calcext:value-type="float">
            <text:p>117.485263833362</text:p>
          </table:table-cell>
          <table:table-cell table:style-name="ce2" office:value-type="float" office:value="-92.8215162063509" calcext:value-type="float">
            <text:p>-92.82151620635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63122266077432" calcext:value-type="float">
            <text:p>4.63122266077432</text:p>
          </table:table-cell>
          <table:table-cell table:style-name="ce2" office:value-type="float" office:value="-79.5361125488795" calcext:value-type="float">
            <text:p>-79.5361125488795</text:p>
          </table:table-cell>
          <table:table-cell table:style-name="ce2" office:value-type="float" office:value="1.01292350681104" calcext:value-type="float">
            <text:p>1.01292350681104</text:p>
          </table:table-cell>
          <table:table-cell table:style-name="ce2"/>
          <table:table-cell table:style-name="ce2" office:value-type="float" office:value="4.58578726631865" calcext:value-type="float">
            <text:p>4.58578726631865</text:p>
          </table:table-cell>
          <table:table-cell table:style-name="ce2" office:value-type="float" office:value="-21.9058007713584" calcext:value-type="float">
            <text:p>-21.90580077135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9.9274988813214" calcext:value-type="float">
            <text:p>-79.9274988813214</text:p>
          </table:table-cell>
          <table:table-cell table:style-name="ce2" office:value-type="float" office:value="0.997954193902496" calcext:value-type="float">
            <text:p>0.997954193902496</text:p>
          </table:table-cell>
          <table:table-cell table:style-name="ce2" office:value-type="float" office:value="-81.093013523366" calcext:value-type="float">
            <text:p>-81.093013523366</text:p>
          </table:table-cell>
          <table:table-cell table:style-name="ce2" office:value-type="float" office:value="0.977653631284913" calcext:value-type="float">
            <text:p>0.977653631284913</text:p>
          </table:table-cell>
          <table:table-cell table:style-name="ce2" office:value-type="float" office:value="1.01292350681104" calcext:value-type="float">
            <text:p>1.01292350681104</text:p>
          </table:table-cell>
          <table:table-cell table:style-name="ce2" office:value-type="float" office:value="-81.1052599910581" calcext:value-type="float">
            <text:p>-81.1052599910581</text:p>
          </table:table-cell>
          <table:table-cell table:style-name="ce2" office:value-type="float" office:value="0.987728225082307" calcext:value-type="float">
            <text:p>0.987728225082307</text:p>
          </table:table-cell>
          <table:table-cell table:style-name="ce2" office:value-type="float" office:value="10.4428848704245" calcext:value-type="float">
            <text:p>10.4428848704245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3</text:p>
          </table:table-cell>
          <table:table-cell table:style-name="ce2" office:value-type="float" office:value="-1.91309987029831" calcext:value-type="float">
            <text:p>-1.913099870298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.1128003214778" calcext:value-type="float">
            <text:p>46.1128003214778</text:p>
          </table:table-cell>
          <table:table-cell table:style-name="ce2" office:value-type="float" office:value="-2.75449866424173" calcext:value-type="float">
            <text:p>-2.75449866424173</text:p>
          </table:table-cell>
          <table:table-cell table:style-name="ce2" office:value-type="float" office:value="208.17484893179" calcext:value-type="float">
            <text:p>208.174848931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.60458757798004" calcext:value-type="float">
            <text:p>-7.60458757798004</text:p>
          </table:table-cell>
          <table:table-cell table:style-name="ce2" office:value-type="float" office:value="13.1063618068119" calcext:value-type="float">
            <text:p>13.1063618068119</text:p>
          </table:table-cell>
          <table:table-cell table:style-name="ce2" office:value-type="float" office:value="-1.88862831196047" calcext:value-type="float">
            <text:p>-1.88862831196047</text:p>
          </table:table-cell>
          <table:table-cell table:style-name="ce2"/>
          <table:table-cell table:style-name="ce2" office:value-type="float" office:value="-5.88378483686403" calcext:value-type="float">
            <text:p>-5.88378483686403</text:p>
          </table:table-cell>
          <table:table-cell table:style-name="ce2" office:value-type="float" office:value="1.95041322314048" calcext:value-type="float">
            <text:p>1.950413223140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9694250181197" calcext:value-type="float">
            <text:p>11.9694250181197</text:p>
          </table:table-cell>
          <table:table-cell table:style-name="ce2" office:value-type="float" office:value="-1.88862831196047" calcext:value-type="float">
            <text:p>-1.88862831196047</text:p>
          </table:table-cell>
          <table:table-cell table:style-name="ce2" office:value-type="float" office:value="23.595419172705" calcext:value-type="float">
            <text:p>23.595419172705</text:p>
          </table:table-cell>
          <table:table-cell table:style-name="ce2" office:value-type="float" office:value="-1.92288507581803" calcext:value-type="float">
            <text:p>-1.92288507581803</text:p>
          </table:table-cell>
          <table:table-cell table:style-name="ce2" office:value-type="float" office:value="-1.88862831196047" calcext:value-type="float">
            <text:p>-1.88862831196047</text:p>
          </table:table-cell>
          <table:table-cell table:style-name="ce2" office:value-type="float" office:value="12.7216649896677" calcext:value-type="float">
            <text:p>12.7216649896677</text:p>
          </table:table-cell>
          <table:table-cell table:style-name="ce2" office:value-type="float" office:value="-1.94552529182879" calcext:value-type="float">
            <text:p>-1.94552529182879</text:p>
          </table:table-cell>
          <table:table-cell table:style-name="ce2" office:value-type="float" office:value="-11.4663234259194" calcext:value-type="float">
            <text:p>-11.4663234259194</text:p>
          </table:table-cell>
          <table:table-cell table:style-name="ce2" office:value-type="float" office:value="0.638531377830986" calcext:value-type="float">
            <text:p>0.638531377830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5.4997051823318" calcext:value-type="float">
            <text:p>-75.4997051823318</text:p>
          </table:table-cell>
          <table:table-cell table:style-name="ce2" office:value-type="float" office:value="116.542555934533" calcext:value-type="float">
            <text:p>116.542555934533</text:p>
          </table:table-cell>
          <table:table-cell table:style-name="ce2" office:value-type="float" office:value="-87.0536720721456" calcext:value-type="float">
            <text:p>-87.05367207214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06718608852755" calcext:value-type="float">
            <text:p>5.06718608852755</text:p>
          </table:table-cell>
          <table:table-cell table:style-name="ce2" office:value-type="float" office:value="-64.8466503251515" calcext:value-type="float">
            <text:p>-64.8466503251515</text:p>
          </table:table-cell>
          <table:table-cell table:style-name="ce2" office:value-type="float" office:value="0.558854348585398" calcext:value-type="float">
            <text:p>0.558854348585398</text:p>
          </table:table-cell>
          <table:table-cell table:style-name="ce2"/>
          <table:table-cell table:style-name="ce2" office:value-type="float" office:value="5.8600096359623" calcext:value-type="float">
            <text:p>5.8600096359623</text:p>
          </table:table-cell>
          <table:table-cell table:style-name="ce2" office:value-type="float" office:value="-17.9154400196551" calcext:value-type="float">
            <text:p>-17.91544001965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5.7997365307168" calcext:value-type="float">
            <text:p>-65.7997365307168</text:p>
          </table:table-cell>
          <table:table-cell table:style-name="ce2" office:value-type="float" office:value="0.576318546978696" calcext:value-type="float">
            <text:p>0.576318546978696</text:p>
          </table:table-cell>
          <table:table-cell table:style-name="ce2" office:value-type="float" office:value="-67.8874211278644" calcext:value-type="float">
            <text:p>-67.8874211278644</text:p>
          </table:table-cell>
          <table:table-cell table:style-name="ce2" office:value-type="float" office:value="0.558659217877093" calcext:value-type="float">
            <text:p>0.558659217877093</text:p>
          </table:table-cell>
          <table:table-cell table:style-name="ce2" office:value-type="float" office:value="0.593782745371994" calcext:value-type="float">
            <text:p>0.593782745371994</text:p>
          </table:table-cell>
          <table:table-cell table:style-name="ce2" office:value-type="float" office:value="-64.3332637629769" calcext:value-type="float">
            <text:p>-64.3332637629769</text:p>
          </table:table-cell>
          <table:table-cell table:style-name="ce2" office:value-type="float" office:value="0.568692008380722" calcext:value-type="float">
            <text:p>0.568692008380722</text:p>
          </table:table-cell>
          <table:table-cell table:style-name="ce2" office:value-type="float" office:value="10.4938271604938" calcext:value-type="float">
            <text:p>10.4938271604938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4</text:p>
          </table:table-cell>
          <table:table-cell table:style-name="ce2" office:value-type="float" office:value="-3.17769130998703" calcext:value-type="float">
            <text:p>-3.177691309987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85.0829183369142" calcext:value-type="float">
            <text:p>-85.0829183369142</text:p>
          </table:table-cell>
          <table:table-cell table:style-name="ce2" office:value-type="float" office:value="0.198394328077628" calcext:value-type="float">
            <text:p>0.198394328077628</text:p>
          </table:table-cell>
          <table:table-cell table:style-name="ce2" office:value-type="float" office:value="-93.6048192905954" calcext:value-type="float">
            <text:p>-93.60481929059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6169471491254" calcext:value-type="float">
            <text:p>7.56169471491254</text:p>
          </table:table-cell>
          <table:table-cell table:style-name="ce2" office:value-type="float" office:value="-82.8886588769142" calcext:value-type="float">
            <text:p>-82.8886588769142</text:p>
          </table:table-cell>
          <table:table-cell table:style-name="ce2" office:value-type="float" office:value="-3.25083578663739" calcext:value-type="float">
            <text:p>-3.25083578663739</text:p>
          </table:table-cell>
          <table:table-cell table:style-name="ce2"/>
          <table:table-cell table:style-name="ce2" office:value-type="float" office:value="8.77813399170985" calcext:value-type="float">
            <text:p>8.77813399170985</text:p>
          </table:table-cell>
          <table:table-cell table:style-name="ce2" office:value-type="float" office:value="-24.3701729351773" calcext:value-type="float">
            <text:p>-24.37017293517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82.3497359191029" calcext:value-type="float">
            <text:p>-82.3497359191029</text:p>
          </table:table-cell>
          <table:table-cell table:style-name="ce2" office:value-type="float" office:value="-3.34813632054288" calcext:value-type="float">
            <text:p>-3.34813632054288</text:p>
          </table:table-cell>
          <table:table-cell table:style-name="ce2" office:value-type="float" office:value="-82.2153948461437" calcext:value-type="float">
            <text:p>-82.2153948461437</text:p>
          </table:table-cell>
          <table:table-cell table:style-name="ce2" office:value-type="float" office:value="-3.28461691939346" calcext:value-type="float">
            <text:p>-3.28461691939346</text:p>
          </table:table-cell>
          <table:table-cell table:style-name="ce2" office:value-type="float" office:value="-3.25083578663739" calcext:value-type="float">
            <text:p>-3.25083578663739</text:p>
          </table:table-cell>
          <table:table-cell table:style-name="ce2" office:value-type="float" office:value="-82.2192721922242" calcext:value-type="float">
            <text:p>-82.2192721922242</text:p>
          </table:table-cell>
          <table:table-cell table:style-name="ce2" office:value-type="float" office:value="-3.27496757457847" calcext:value-type="float">
            <text:p>-3.27496757457847</text:p>
          </table:table-cell>
          <table:table-cell table:style-name="ce2" office:value-type="float" office:value="13.6081352418373" calcext:value-type="float">
            <text:p>13.6081352418373</text:p>
          </table:table-cell>
          <table:table-cell table:style-name="ce2" office:value-type="float" office:value="3.01306993913998" calcext:value-type="float">
            <text:p>3.013069939139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.4078091793958" calcext:value-type="float">
            <text:p>41.4078091793958</text:p>
          </table:table-cell>
          <table:table-cell table:style-name="ce2" office:value-type="float" office:value="-5.31624638280282" calcext:value-type="float">
            <text:p>-5.31624638280282</text:p>
          </table:table-cell>
          <table:table-cell table:style-name="ce2" office:value-type="float" office:value="359.124600525172" calcext:value-type="float">
            <text:p>359.1246005251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1.6284966239493" calcext:value-type="float">
            <text:p>-11.6284966239493</text:p>
          </table:table-cell>
          <table:table-cell table:style-name="ce2" office:value-type="float" office:value="26.6062256103227" calcext:value-type="float">
            <text:p>26.6062256103227</text:p>
          </table:table-cell>
          <table:table-cell table:style-name="ce2" office:value-type="float" office:value="3.03877052043313" calcext:value-type="float">
            <text:p>3.03877052043313</text:p>
          </table:table-cell>
          <table:table-cell table:style-name="ce2"/>
          <table:table-cell table:style-name="ce2" office:value-type="float" office:value="-11.1671678512849" calcext:value-type="float">
            <text:p>-11.1671678512849</text:p>
          </table:table-cell>
          <table:table-cell table:style-name="ce2" office:value-type="float" office:value="3.73925233127032" calcext:value-type="float">
            <text:p>3.739252331270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5790379045473" calcext:value-type="float">
            <text:p>18.5790379045473</text:p>
          </table:table-cell>
          <table:table-cell table:style-name="ce2" office:value-type="float" office:value="3.03877052043313" calcext:value-type="float">
            <text:p>3.03877052043313</text:p>
          </table:table-cell>
          <table:table-cell table:style-name="ce2" office:value-type="float" office:value="29.713204735672" calcext:value-type="float">
            <text:p>29.713204735672</text:p>
          </table:table-cell>
          <table:table-cell table:style-name="ce2" office:value-type="float" office:value="3.00279329608939" calcext:value-type="float">
            <text:p>3.00279329608939</text:p>
          </table:table-cell>
          <table:table-cell table:style-name="ce2" office:value-type="float" office:value="3.03877052043313" calcext:value-type="float">
            <text:p>3.03877052043313</text:p>
          </table:table-cell>
          <table:table-cell table:style-name="ce2" office:value-type="float" office:value="30.3369628706238" calcext:value-type="float">
            <text:p>30.3369628706238</text:p>
          </table:table-cell>
          <table:table-cell table:style-name="ce2" office:value-type="float" office:value="3.01306993913998" calcext:value-type="float">
            <text:p>3.01306993913998</text:p>
          </table:table-cell>
          <table:table-cell table:style-name="ce2" office:value-type="float" office:value="-17.2981795354677" calcext:value-type="float">
            <text:p>-17.2981795354677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5</text:p>
          </table:table-cell>
          <table:table-cell table:style-name="ce2" office:value-type="float" office:value="-3.40466926070039" calcext:value-type="float">
            <text:p>-3.404669260700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8.1173327995472" calcext:value-type="float">
            <text:p>-78.1173327995472</text:p>
          </table:table-cell>
          <table:table-cell table:style-name="ce2" office:value-type="float" office:value="-1.83058010687036" calcext:value-type="float">
            <text:p>-1.83058010687036</text:p>
          </table:table-cell>
          <table:table-cell table:style-name="ce2" office:value-type="float" office:value="-90.1631887022741" calcext:value-type="float">
            <text:p>-90.16318870227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07627751215477" calcext:value-type="float">
            <text:p>1.07627751215477</text:p>
          </table:table-cell>
          <table:table-cell table:style-name="ce2" office:value-type="float" office:value="-73.4316211026343" calcext:value-type="float">
            <text:p>-73.4316211026343</text:p>
          </table:table-cell>
          <table:table-cell table:style-name="ce2" office:value-type="float" office:value="-3.51030387705203" calcext:value-type="float">
            <text:p>-3.51030387705203</text:p>
          </table:table-cell>
          <table:table-cell table:style-name="ce2"/>
          <table:table-cell table:style-name="ce2" office:value-type="float" office:value="2.38432345642972" calcext:value-type="float">
            <text:p>2.38432345642972</text:p>
          </table:table-cell>
          <table:table-cell table:style-name="ce2" office:value-type="float" office:value="-17.5592995361121" calcext:value-type="float">
            <text:p>-17.55929953611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4.1651702642595" calcext:value-type="float">
            <text:p>-74.1651702642595</text:p>
          </table:table-cell>
          <table:table-cell table:style-name="ce2" office:value-type="float" office:value="-3.54273738835388" calcext:value-type="float">
            <text:p>-3.54273738835388</text:p>
          </table:table-cell>
          <table:table-cell table:style-name="ce2" office:value-type="float" office:value="-74.0664254424787" calcext:value-type="float">
            <text:p>-74.0664254424787</text:p>
          </table:table-cell>
          <table:table-cell table:style-name="ce2" office:value-type="float" office:value="-3.51157222665601" calcext:value-type="float">
            <text:p>-3.51157222665601</text:p>
          </table:table-cell>
          <table:table-cell table:style-name="ce2" office:value-type="float" office:value="-3.47787036575019" calcext:value-type="float">
            <text:p>-3.47787036575019</text:p>
          </table:table-cell>
          <table:table-cell table:style-name="ce2" office:value-type="float" office:value="-74.0633819671183" calcext:value-type="float">
            <text:p>-74.0633819671183</text:p>
          </table:table-cell>
          <table:table-cell table:style-name="ce2" office:value-type="float" office:value="-3.50194552529182" calcext:value-type="float">
            <text:p>-3.50194552529182</text:p>
          </table:table-cell>
          <table:table-cell table:style-name="ce2" office:value-type="float" office:value="7.05136714694659" calcext:value-type="float">
            <text:p>7.05136714694659</text:p>
          </table:table-cell>
          <table:table-cell table:style-name="ce2" office:value-type="float" office:value="2.55911403771326" calcext:value-type="float">
            <text:p>2.559114037713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.2034755030469" calcext:value-type="float">
            <text:p>41.2034755030469</text:p>
          </table:table-cell>
          <table:table-cell table:style-name="ce2" office:value-type="float" office:value="-2.13332838489961" calcext:value-type="float">
            <text:p>-2.13332838489961</text:p>
          </table:table-cell>
          <table:table-cell table:style-name="ce2" office:value-type="float" office:value="315.964141323755" calcext:value-type="float">
            <text:p>315.9641413237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934530285037279" calcext:value-type="float">
            <text:p>-0.934530285037279</text:p>
          </table:table-cell>
          <table:table-cell table:style-name="ce2" office:value-type="float" office:value="19.7241196912705" calcext:value-type="float">
            <text:p>19.7241196912705</text:p>
          </table:table-cell>
          <table:table-cell table:style-name="ce2" office:value-type="float" office:value="2.61962975899408" calcext:value-type="float">
            <text:p>2.61962975899408</text:p>
          </table:table-cell>
          <table:table-cell table:style-name="ce2"/>
          <table:table-cell table:style-name="ce2" office:value-type="float" office:value="-1.76689211445134" calcext:value-type="float">
            <text:p>-1.76689211445134</text:p>
          </table:table-cell>
          <table:table-cell table:style-name="ce2" office:value-type="float" office:value="-0.710273707985391" calcext:value-type="float">
            <text:p>-0.7102737079853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1751833827104" calcext:value-type="float">
            <text:p>19.1751833827104</text:p>
          </table:table-cell>
          <table:table-cell table:style-name="ce2" office:value-type="float" office:value="2.61962975899408" calcext:value-type="float">
            <text:p>2.61962975899408</text:p>
          </table:table-cell>
          <table:table-cell table:style-name="ce2" office:value-type="float" office:value="29.0580850669794" calcext:value-type="float">
            <text:p>29.0580850669794</text:p>
          </table:table-cell>
          <table:table-cell table:style-name="ce2" office:value-type="float" office:value="2.58379888268157" calcext:value-type="float">
            <text:p>2.58379888268157</text:p>
          </table:table-cell>
          <table:table-cell table:style-name="ce2" office:value-type="float" office:value="2.58470136220748" calcext:value-type="float">
            <text:p>2.58470136220748</text:p>
          </table:table-cell>
          <table:table-cell table:style-name="ce2" office:value-type="float" office:value="29.5376533478048" calcext:value-type="float">
            <text:p>29.5376533478048</text:p>
          </table:table-cell>
          <table:table-cell table:style-name="ce2" office:value-type="float" office:value="2.5940337224384" calcext:value-type="float">
            <text:p>2.5940337224384</text:p>
          </table:table-cell>
          <table:table-cell table:style-name="ce2" office:value-type="float" office:value="-7.73376810741609" calcext:value-type="float">
            <text:p>-7.73376810741609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6</text:p>
          </table:table-cell>
          <table:table-cell table:style-name="ce2" office:value-type="float" office:value="-0.0648508430609676" calcext:value-type="float">
            <text:p>-0.0648508430609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51120568727807" calcext:value-type="float">
            <text:p>-0.51120568727807</text:p>
          </table:table-cell>
          <table:table-cell table:style-name="ce2" office:value-type="float" office:value="-0.0736666905703193" calcext:value-type="float">
            <text:p>-0.073666690570319</text:p>
          </table:table-cell>
          <table:table-cell table:style-name="ce2" office:value-type="float" office:value="-1.35185462264109" calcext:value-type="float">
            <text:p>-1.351854622641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371705499025651" calcext:value-type="float">
            <text:p>-0.371705499025651</text:p>
          </table:table-cell>
          <table:table-cell table:style-name="ce2" office:value-type="float" office:value="-0.298866930361432" calcext:value-type="float">
            <text:p>-0.298866930361432</text:p>
          </table:table-cell>
          <table:table-cell table:style-name="ce2" office:value-type="float" office:value="-0.0698567935731747" calcext:value-type="float">
            <text:p>-0.069856793573175</text:p>
          </table:table-cell>
          <table:table-cell table:style-name="ce2"/>
          <table:table-cell table:style-name="ce2" office:value-type="float" office:value="0.069905627403009" calcext:value-type="float">
            <text:p>0.069905627403009</text:p>
          </table:table-cell>
          <table:table-cell table:style-name="ce2" office:value-type="float" office:value="0.0648929266709962" calcext:value-type="float">
            <text:p>0.0648929266709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36331939489361" calcext:value-type="float">
            <text:p>-0.36331939489361</text:p>
          </table:table-cell>
          <table:table-cell table:style-name="ce2" office:value-type="float" office:value="-0.0698567935731747" calcext:value-type="float">
            <text:p>-0.069856793573175</text:p>
          </table:table-cell>
          <table:table-cell table:style-name="ce2" office:value-type="float" office:value="-0.346468808379947" calcext:value-type="float">
            <text:p>-0.346468808379947</text:p>
          </table:table-cell>
          <table:table-cell table:style-name="ce2" office:value-type="float" office:value="-0.0698324022346366" calcext:value-type="float">
            <text:p>-0.069832402234637</text:p>
          </table:table-cell>
          <table:table-cell table:style-name="ce2" office:value-type="float" office:value="-0.0349283967865793" calcext:value-type="float">
            <text:p>-0.034928396786579</text:p>
          </table:table-cell>
          <table:table-cell table:style-name="ce2" office:value-type="float" office:value="-0.332180265826809" calcext:value-type="float">
            <text:p>-0.332180265826809</text:p>
          </table:table-cell>
          <table:table-cell table:style-name="ce2" office:value-type="float" office:value="-0.0648508430609676" calcext:value-type="float">
            <text:p>-0.064850843060968</text:p>
          </table:table-cell>
          <table:table-cell table:style-name="ce2" office:value-type="float" office:value="-0.341929008750978" calcext:value-type="float">
            <text:p>-0.341929008750978</text:p>
          </table:table-cell>
          <table:table-cell table:style-name="ce2" office:value-type="float" office:value="0.0648508430609515" calcext:value-type="float">
            <text:p>0.064850843060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16751621719347" calcext:value-type="float">
            <text:p>0.516751621719347</text:p>
          </table:table-cell>
          <table:table-cell table:style-name="ce2" office:value-type="float" office:value="-0.069808027923219" calcext:value-type="float">
            <text:p>-0.069808027923219</text:p>
          </table:table-cell>
          <table:table-cell table:style-name="ce2" office:value-type="float" office:value="1.38538113556762" calcext:value-type="float">
            <text:p>1.385381135567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882248613062058" calcext:value-type="float">
            <text:p>-0.882248613062058</text:p>
          </table:table-cell>
          <table:table-cell table:style-name="ce2" office:value-type="float" office:value="0.299953696650737" calcext:value-type="float">
            <text:p>0.299953696650737</text:p>
          </table:table-cell>
          <table:table-cell table:style-name="ce2" office:value-type="float" office:value="0.0698567935731909" calcext:value-type="float">
            <text:p>0.069856793573191</text:p>
          </table:table-cell>
          <table:table-cell table:style-name="ce2"/>
          <table:table-cell table:style-name="ce2" office:value-type="float" office:value="-0.472752350391261" calcext:value-type="float">
            <text:p>-0.472752350391261</text:p>
          </table:table-cell>
          <table:table-cell table:style-name="ce2" office:value-type="float" office:value="0.392560482047068" calcext:value-type="float">
            <text:p>0.3925604820470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65268673615388" calcext:value-type="float">
            <text:p>0.365268673615388</text:p>
          </table:table-cell>
          <table:table-cell table:style-name="ce2" office:value-type="float" office:value="0.0698567935731909" calcext:value-type="float">
            <text:p>0.069856793573191</text:p>
          </table:table-cell>
          <table:table-cell table:style-name="ce2" office:value-type="float" office:value="0.349097054803484" calcext:value-type="float">
            <text:p>0.349097054803484</text:p>
          </table:table-cell>
          <table:table-cell table:style-name="ce2" office:value-type="float" office:value="0.0698324022346366" calcext:value-type="float">
            <text:p>0.069832402234637</text:p>
          </table:table-cell>
          <table:table-cell table:style-name="ce2" office:value-type="float" office:value="0.0698567935731909" calcext:value-type="float">
            <text:p>0.069856793573191</text:p>
          </table:table-cell>
          <table:table-cell table:style-name="ce2" office:value-type="float" office:value="0.334287035550391" calcext:value-type="float">
            <text:p>0.334287035550391</text:p>
          </table:table-cell>
          <table:table-cell table:style-name="ce2" office:value-type="float" office:value="0.0648508430609515" calcext:value-type="float">
            <text:p>0.064850843060952</text:p>
          </table:table-cell>
          <table:table-cell table:style-name="ce2" office:value-type="float" office:value="-0.892254586912249" calcext:value-type="float">
            <text:p>-0.892254586912249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7</text:p>
          </table:table-cell>
          <table:table-cell table:style-name="ce2" office:value-type="float" office:value="-0.226977950713362" calcext:value-type="float">
            <text:p>-0.2269779507133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2.826034657696" calcext:value-type="float">
            <text:p>-52.826034657696</text:p>
          </table:table-cell>
          <table:table-cell table:style-name="ce2" office:value-type="float" office:value="0.424084203755382" calcext:value-type="float">
            <text:p>0.424084203755382</text:p>
          </table:table-cell>
          <table:table-cell table:style-name="ce2" office:value-type="float" office:value="-72.914649421877" calcext:value-type="float">
            <text:p>-72.9146494218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32010202454967" calcext:value-type="float">
            <text:p>4.32010202454967</text:p>
          </table:table-cell>
          <table:table-cell table:style-name="ce2" office:value-type="float" office:value="-40.715633299453" calcext:value-type="float">
            <text:p>-40.715633299453</text:p>
          </table:table-cell>
          <table:table-cell table:style-name="ce2" office:value-type="float" office:value="-0.244498777506103" calcext:value-type="float">
            <text:p>-0.244498777506103</text:p>
          </table:table-cell>
          <table:table-cell table:style-name="ce2"/>
          <table:table-cell table:style-name="ce2" office:value-type="float" office:value="4.6914531941809" calcext:value-type="float">
            <text:p>4.6914531941809</text:p>
          </table:table-cell>
          <table:table-cell table:style-name="ce2" office:value-type="float" office:value="-9.17600057710228" calcext:value-type="float">
            <text:p>-9.176000577102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8.8102378744737" calcext:value-type="float">
            <text:p>-38.8102378744737</text:p>
          </table:table-cell>
          <table:table-cell table:style-name="ce2" office:value-type="float" office:value="-0.279427174292699" calcext:value-type="float">
            <text:p>-0.279427174292699</text:p>
          </table:table-cell>
          <table:table-cell table:style-name="ce2" office:value-type="float" office:value="-40.8739171158672" calcext:value-type="float">
            <text:p>-40.8739171158672</text:p>
          </table:table-cell>
          <table:table-cell table:style-name="ce2" office:value-type="float" office:value="-0.279329608938546" calcext:value-type="float">
            <text:p>-0.279329608938546</text:p>
          </table:table-cell>
          <table:table-cell table:style-name="ce2" office:value-type="float" office:value="-0.244498777506103" calcext:value-type="float">
            <text:p>-0.244498777506103</text:p>
          </table:table-cell>
          <table:table-cell table:style-name="ce2" office:value-type="float" office:value="-40.896339589604" calcext:value-type="float">
            <text:p>-40.896339589604</text:p>
          </table:table-cell>
          <table:table-cell table:style-name="ce2" office:value-type="float" office:value="-0.269380425022447" calcext:value-type="float">
            <text:p>-0.269380425022447</text:p>
          </table:table-cell>
          <table:table-cell table:style-name="ce2" office:value-type="float" office:value="7.2955931343731" calcext:value-type="float">
            <text:p>7.2955931343731</text:p>
          </table:table-cell>
          <table:table-cell table:style-name="ce2" office:value-type="float" office:value="-1.26459143968872" calcext:value-type="float">
            <text:p>-1.264591439688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.5168671307794" calcext:value-type="float">
            <text:p>32.5168671307794</text:p>
          </table:table-cell>
          <table:table-cell table:style-name="ce2" office:value-type="float" office:value="-0.633027488021792" calcext:value-type="float">
            <text:p>-0.633027488021792</text:p>
          </table:table-cell>
          <table:table-cell table:style-name="ce2" office:value-type="float" office:value="147.327578712725" calcext:value-type="float">
            <text:p>147.3275787127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.68376787216149" calcext:value-type="float">
            <text:p>-3.68376787216149</text:p>
          </table:table-cell>
          <table:table-cell table:style-name="ce2" office:value-type="float" office:value="10.4318549876795" calcext:value-type="float">
            <text:p>10.4318549876795</text:p>
          </table:table-cell>
          <table:table-cell table:style-name="ce2" office:value-type="float" office:value="-1.23995808592385" calcext:value-type="float">
            <text:p>-1.23995808592385</text:p>
          </table:table-cell>
          <table:table-cell table:style-name="ce2"/>
          <table:table-cell table:style-name="ce2" office:value-type="float" office:value="-3.64393485639313" calcext:value-type="float">
            <text:p>-3.64393485639313</text:p>
          </table:table-cell>
          <table:table-cell table:style-name="ce2" office:value-type="float" office:value="-2.42743290009132" calcext:value-type="float">
            <text:p>-2.427432900091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81392033974074" calcext:value-type="float">
            <text:p>2.81392033974074</text:p>
          </table:table-cell>
          <table:table-cell table:style-name="ce2" office:value-type="float" office:value="-1.23995808592385" calcext:value-type="float">
            <text:p>-1.23995808592385</text:p>
          </table:table-cell>
          <table:table-cell table:style-name="ce2" office:value-type="float" office:value="11.1481262539712" calcext:value-type="float">
            <text:p>11.1481262539712</text:p>
          </table:table-cell>
          <table:table-cell table:style-name="ce2" office:value-type="float" office:value="-1.27444134078212" calcext:value-type="float">
            <text:p>-1.27444134078212</text:p>
          </table:table-cell>
          <table:table-cell table:style-name="ce2" office:value-type="float" office:value="-1.23995808592385" calcext:value-type="float">
            <text:p>-1.23995808592385</text:p>
          </table:table-cell>
          <table:table-cell table:style-name="ce2" office:value-type="float" office:value="11.4692361623979" calcext:value-type="float">
            <text:p>11.4692361623979</text:p>
          </table:table-cell>
          <table:table-cell table:style-name="ce2" office:value-type="float" office:value="-1.23216601815822" calcext:value-type="float">
            <text:p>-1.23216601815822</text:p>
          </table:table-cell>
          <table:table-cell table:style-name="ce2" office:value-type="float" office:value="-6.62897104787272" calcext:value-type="float">
            <text:p>-6.62897104787272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8</text:p>
          </table:table-cell>
          <table:table-cell table:style-name="ce2" office:value-type="float" office:value="-0.291828793774314" calcext:value-type="float">
            <text:p>-0.2918287937743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3.124413766387" calcext:value-type="float">
            <text:p>-53.124413766387</text:p>
          </table:table-cell>
          <table:table-cell table:style-name="ce2" office:value-type="float" office:value="0.45927133907556" calcext:value-type="float">
            <text:p>0.45927133907556</text:p>
          </table:table-cell>
          <table:table-cell table:style-name="ce2" office:value-type="float" office:value="-73.1112831044243" calcext:value-type="float">
            <text:p>-73.11128310442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39320651090183" calcext:value-type="float">
            <text:p>4.39320651090183</text:p>
          </table:table-cell>
          <table:table-cell table:style-name="ce2" office:value-type="float" office:value="-41.0400385502943" calcext:value-type="float">
            <text:p>-41.0400385502943</text:p>
          </table:table-cell>
          <table:table-cell table:style-name="ce2" office:value-type="float" office:value="-0.279427174292699" calcext:value-type="float">
            <text:p>-0.279427174292699</text:p>
          </table:table-cell>
          <table:table-cell table:style-name="ce2"/>
          <table:table-cell table:style-name="ce2" office:value-type="float" office:value="3.91941133269307" calcext:value-type="float">
            <text:p>3.91941133269307</text:p>
          </table:table-cell>
          <table:table-cell table:style-name="ce2" office:value-type="float" office:value="-8.88742535022604" calcext:value-type="float">
            <text:p>-8.887425350226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9.1553972013728" calcext:value-type="float">
            <text:p>-39.1553972013728</text:p>
          </table:table-cell>
          <table:table-cell table:style-name="ce2" office:value-type="float" office:value="-0.314355571079278" calcext:value-type="float">
            <text:p>-0.314355571079278</text:p>
          </table:table-cell>
          <table:table-cell table:style-name="ce2" office:value-type="float" office:value="-41.200777760644" calcext:value-type="float">
            <text:p>-41.200777760644</text:p>
          </table:table-cell>
          <table:table-cell table:style-name="ce2" office:value-type="float" office:value="-0.314245810055873" calcext:value-type="float">
            <text:p>-0.314245810055873</text:p>
          </table:table-cell>
          <table:table-cell table:style-name="ce2" office:value-type="float" office:value="-0.314355571079278" calcext:value-type="float">
            <text:p>-0.314355571079278</text:p>
          </table:table-cell>
          <table:table-cell table:style-name="ce2" office:value-type="float" office:value="-41.2239645539018" calcext:value-type="float">
            <text:p>-41.2239645539018</text:p>
          </table:table-cell>
          <table:table-cell table:style-name="ce2" office:value-type="float" office:value="-0.304300109747587" calcext:value-type="float">
            <text:p>-0.304300109747587</text:p>
          </table:table-cell>
          <table:table-cell table:style-name="ce2" office:value-type="float" office:value="7.74599468119609" calcext:value-type="float">
            <text:p>7.74599468119609</text:p>
          </table:table-cell>
          <table:table-cell table:style-name="ce2" office:value-type="float" office:value="-1.26459143968872" calcext:value-type="float">
            <text:p>-1.264591439688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.5183029443198" calcext:value-type="float">
            <text:p>32.5183029443198</text:p>
          </table:table-cell>
          <table:table-cell table:style-name="ce2" office:value-type="float" office:value="-0.795843572879537" calcext:value-type="float">
            <text:p>-0.795843572879537</text:p>
          </table:table-cell>
          <table:table-cell table:style-name="ce2" office:value-type="float" office:value="147.327503142235" calcext:value-type="float">
            <text:p>147.3275031422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.71538843425206" calcext:value-type="float">
            <text:p>-3.71538843425206</text:p>
          </table:table-cell>
          <table:table-cell table:style-name="ce2" office:value-type="float" office:value="10.4323866406544" calcext:value-type="float">
            <text:p>10.4323866406544</text:p>
          </table:table-cell>
          <table:table-cell table:style-name="ce2" office:value-type="float" office:value="-1.23995808592385" calcext:value-type="float">
            <text:p>-1.23995808592385</text:p>
          </table:table-cell>
          <table:table-cell table:style-name="ce2"/>
          <table:table-cell table:style-name="ce2" office:value-type="float" office:value="-4.0522232680186" calcext:value-type="float">
            <text:p>-4.0522232680186</text:p>
          </table:table-cell>
          <table:table-cell table:style-name="ce2" office:value-type="float" office:value="-2.19566908275186" calcext:value-type="float">
            <text:p>-2.195669082751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81450100955477" calcext:value-type="float">
            <text:p>2.81450100955477</text:p>
          </table:table-cell>
          <table:table-cell table:style-name="ce2" office:value-type="float" office:value="-1.22249388753055" calcext:value-type="float">
            <text:p>-1.22249388753055</text:p>
          </table:table-cell>
          <table:table-cell table:style-name="ce2" office:value-type="float" office:value="11.1487402874816" calcext:value-type="float">
            <text:p>11.1487402874816</text:p>
          </table:table-cell>
          <table:table-cell table:style-name="ce2" office:value-type="float" office:value="-1.27444134078212" calcext:value-type="float">
            <text:p>-1.27444134078212</text:p>
          </table:table-cell>
          <table:table-cell table:style-name="ce2" office:value-type="float" office:value="-1.20752457462201" calcext:value-type="float">
            <text:p>-1.20752457462201</text:p>
          </table:table-cell>
          <table:table-cell table:style-name="ce2" office:value-type="float" office:value="11.469454638458" calcext:value-type="float">
            <text:p>11.469454638458</text:p>
          </table:table-cell>
          <table:table-cell table:style-name="ce2" office:value-type="float" office:value="-1.23216601815822" calcext:value-type="float">
            <text:p>-1.23216601815822</text:p>
          </table:table-cell>
          <table:table-cell table:style-name="ce2" office:value-type="float" office:value="-6.21213609719357" calcext:value-type="float">
            <text:p>-6.21213609719357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k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9.11777930456702" calcext:value-type="float">
            <text:p>-9.117779304567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900978451838114" calcext:value-type="float">
            <text:p>-0.0900978451838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441278330381083" calcext:value-type="float">
            <text:p>-0.441278330381083</text:p>
          </table:table-cell>
          <table:table-cell table:style-name="ce2" office:value-type="float" office:value="-0.0131714510917097" calcext:value-type="float">
            <text:p>-0.0131714510917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228832951945065" calcext:value-type="float">
            <text:p>0.2288329519450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408789771777487" calcext:value-type="float">
            <text:p>-0.0040878977177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124492286468368" calcext:value-type="float">
            <text:p>-0.0124492286468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49283967865954" calcext:value-type="float">
            <text:p>0.034928396786596</text:p>
          </table:table-cell>
          <table:table-cell table:style-name="ce2" office:value-type="float" office:value="-0.0126254752381934" calcext:value-type="float">
            <text:p>-0.0126254752381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41152263374487" calcext:value-type="float">
            <text:p>-0.4115226337448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.1510557029765" calcext:value-type="float">
            <text:p>11.1510557029765</text:p>
          </table:table-cell>
          <table:table-cell table:style-name="ce2" office:value-type="float" office:value="0.143472022955512" calcext:value-type="float">
            <text:p>0.143472022955512</text:p>
          </table:table-cell>
          <table:table-cell table:style-name="ce2" office:value-type="float" office:value="0.109955297573167" calcext:value-type="float">
            <text:p>0.1099552975731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158564579879454" calcext:value-type="float">
            <text:p>0.01585645798794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487089279250957" calcext:value-type="float">
            <text:p>0.004870892792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51283224111482" calcext:value-type="float">
            <text:p>0.01512832241114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153653177622399" calcext:value-type="float">
            <text:p>0.015365317762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AQ18">
            <calcext:condition calcext:apply-style-name="ConditionalStyle_1" calcext:value="&gt;1" calcext:base-cell-address="Sheet1.B2"/>
            <calcext:condition calcext:apply-style-name="ConditionalStyle_2" calcext:value="&lt;-1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5:31:24</meta:creation-date>
    <dc:date>2017-07-24T17:35:16.969061573</dc:date>
    <meta:generator>LibreOffice/5.2.7.2$Linux_X86_64 LibreOffice_project/20m0$Build-2</meta:generator>
    <meta:editing-duration>PT2M44S</meta:editing-duration>
    <meta:editing-cycles>1</meta:editing-cycles>
    <meta:document-statistic meta:table-count="1" meta:cell-count="7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